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ext-properties style:text-underline-style="solid" style:text-underline-type="single"/>
    </style:style>
    <style:style style:name="ce11" style:family="table-cell" style:parent-style-name="Default" style:data-style-name="N0">
      <style:table-cell-properties fo:border="thin solid #000000" style:vertical-align="middle"/>
    </style:style>
    <style:style style:name="ce12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5.953125cm"/>
    </style:style>
    <style:style style:name="co4" style:family="table-column">
      <style:table-column-properties fo:break-before="auto" style:column-width="15.2664583333333cm"/>
    </style:style>
    <style:style style:name="co5" style:family="table-column">
      <style:table-column-properties fo:break-before="auto" style:column-width="6.24416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0pt" style:use-optimal-row-height="true" fo:break-before="auto"/>
    </style:style>
    <style:style style:name="ro3" style:family="table-row">
      <style:table-row-properties style:row-height="90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number-columns-repeated="16377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LANO ECONÔMICOS</text:p>
          </table:table-cell>
          <table:table-cell office:value-type="string" table:style-name="ce2">
            <text:p>PERÍODO</text:p>
          </table:table-cell>
          <table:table-cell office:value-type="string" table:style-name="ce2">
            <text:p>CRIAÇÃO</text:p>
          </table:table-cell>
          <table:table-cell office:value-type="string" table:style-name="ce2">
            <text:p>PRINCIPAIS MEDIDAS</text:p>
          </table:table-cell>
          <table:table-cell office:value-type="string" table:style-name="ce2">
            <text:p>SITUAÇÃO ECONÔMICA DO PAÍS</text:p>
          </table:table-cell>
          <table:table-cell office:value-type="string" table:style-name="ce2">
            <text:p>MOEDA</text:p>
          </table:table-cell>
          <table:table-cell office:value-type="string" table:style-name="ce2">
            <text:p>FATORES DE FRACASS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LANO CRUZADO I</text:p>
          </table:table-cell>
          <table:table-cell office:value-type="date" office:date-value="1986-02-28T00:00:00" table:style-name="ce4">
            <text:p>28/02/86</text:p>
          </table:table-cell>
          <table:table-cell office:value-type="string" table:style-name="ce5">
            <text:p>Foi criado durante o governo de José Sarney,com o objetivo de conter o processo de inflação.</text:p>
          </table:table-cell>
          <table:table-cell office:value-type="string" table:style-name="ce8">
            <text:p>A moeda Cruzeiro foi transformada em CRUZADO, valorizando a moeda, onde o cruzado valia 1000 vezes mais. <text:s text:c="141"/>Congelamento dos preços em todo o varejo que eram fiscalizados pelos fiscais de Sarney. <text:s text:c="7"/>Congelamento dos salários, pela média de seu valor dos últimos seis meses. <text:s text:c="35"/>Criação de uma espécie de seguro desemprego dispensados sem justa causa ou o fechamento de empresas. <text:s text:c="133"/>Reajustes salariais estabelecia o reajuste automático dos salários, sempre que a inflação alcançasse 20%.</text:p>
          </table:table-cell>
          <table:table-cell office:value-type="string" table:style-name="ce8">
            <text:p>Reduções do PIB. <text:s text:c="47"/>As taxas internacionais de juros causaram um crescimento da divida do Brasil com os EUA. <text:s text:c="20"/>Aumento do déficit público. <text:s text:c="21"/>Alta inflação e desigualdade social.<text:s text:c="37"/></text:p>
          </table:table-cell>
          <table:table-cell office:value-type="string" table:style-name="ce3">
            <text:p>Cruzado I</text:p>
          </table:table-cell>
          <table:table-cell office:value-type="string" table:style-name="ce8">
            <text:p>A falta de medidas economias por parte do governo para controlar os gastos públicos. <text:s text:c="14"/>Congelamento da taxa de cambio e os juros reais da economia estavam negativos.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PLANO CRUZADO II</text:p>
          </table:table-cell>
          <table:table-cell office:value-type="date" office:date-value="1986-11-21T00:00:00" table:style-name="ce12">
            <text:p>21/11/1986</text:p>
          </table:table-cell>
          <table:table-cell office:value-type="string" table:style-name="ce13">
            <text:p>Logo após as eleições, com a vitória do partido que estava no poder</text:p>
          </table:table-cell>
          <table:table-cell office:value-type="string" table:style-name="ce7">
            <text:p>Liberação parcial dos preços dos produtos e serviços. <text:s text:c="72"/>Reajuste dos alugueis a ser negociado entre proprietário e inquilinos. <text:s text:c="30"/>Alteração do calculo da inflação. Aumento dos impostos sobre bebidas e cigarros. <text:s text:c="10"/>Aumento das tarifas de serviços públicos. <text:s text:c="96"/>Aumento da carga fiscal. <text:s text:c="126"/>Reindexação da economia.</text:p>
          </table:table-cell>
          <table:table-cell office:value-type="string" table:style-name="ce8">
            <text:p>A população teve que enfrentar varios aumentos de preços num só dia.</text:p>
          </table:table-cell>
          <table:table-cell office:value-type="string" table:style-name="ce11">
            <text:p>Cruzado II</text:p>
          </table:table-cell>
          <table:table-cell office:value-type="string" table:style-name="ce7">
            <text:p>Desequilibrio de preços. <text:s text:c="24"/>As exportações caíram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LANO BRESSER</text:p>
          </table:table-cell>
          <table:table-cell table:style-name="ce9"/>
          <table:table-cell table:number-columns-repeated="5" table:style-name="ce6"/>
          <table:table-cell table:number-columns-repeated="16377"/>
        </table:table-row>
        <table:table-row table:style-name="ro1">
          <table:table-cell office:value-type="string" table:style-name="ce6">
            <text:p>PLANO VERÃO</text:p>
          </table:table-cell>
          <table:table-cell table:style-name="ce9"/>
          <table:table-cell table:number-columns-repeated="5" table:style-name="ce6"/>
          <table:table-cell table:number-columns-repeated="16377"/>
        </table:table-row>
        <table:table-row table:style-name="ro1">
          <table:table-cell office:value-type="string" table:style-name="ce6">
            <text:p>PLANO COLLOR</text:p>
          </table:table-cell>
          <table:table-cell table:style-name="ce9"/>
          <table:table-cell table:number-columns-repeated="5" table:style-name="ce6"/>
          <table:table-cell table:number-columns-repeated="16377"/>
        </table:table-row>
        <table:table-row table:style-name="ro1">
          <table:table-cell office:value-type="string" table:style-name="ce6">
            <text:p>PLANO REAL</text:p>
          </table:table-cell>
          <table:table-cell table:style-name="ce9"/>
          <table:table-cell table:number-columns-repeated="5" table:style-name="ce6"/>
          <table:table-cell table:number-columns-repeated="16377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table:style-name="ce10"/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number-rows-repeated="104856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riana</meta:initial-creator>
    <dc:creator>aluno</dc:creator>
    <meta:creation-date>2019-05-05T14:47:55Z</meta:creation-date>
    <dc:date>2019-05-28T13:54:30Z</dc:date>
    <meta:editing-cycles>5</meta:editing-cycles>
    <meta:editing-duration>PT816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